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formula="of:=[.C4]-[.D4]" office:value-type="float" office:value="21" calcext:value-type="float">
            <text:p>2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H4]*[.A4]"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[.C5]-[.D5]"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H5]*[.A5]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[.C6]-[.D6]"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H6]*[.A6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[.C7]-[.D7]" office:value-type="float" office:value="20" calcext:value-type="float">
            <text:p>2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[.H7]*[.A7]" office:value-type="float" office:value="50" calcext:value-type="float">
            <text:p>50</text:p>
          </table:table-cell>
        </table:table-row>
        <table:table-row table:style-name="ro1">
          <table:table-cell table:number-columns-repeated="8"/>
          <table:table-cell table:formula="of:=SUM([.I4:.I7])" office:value-type="float" office:value="750" calcext:value-type="float">
            <text:p>75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8"/>
          <table:table-cell table:formula="of:=[.I8]+[.I10]" office:value-type="float" office:value="910" calcext:value-type="float">
            <text:p>910</text:p>
          </table:table-cell>
        </table:table-row>
      </table:table>
      <table:table table:name="Sheet2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oin Acceptor</text:p>
          </table:table-cell>
          <table:table-cell/>
          <table:table-cell table:formula="of:=340/2" office:value-type="float" office:value="170" calcext:value-type="float">
            <text:p>17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rduinos</text:p>
          </table:table-cell>
          <table:table-cell/>
          <table:table-cell table:formula="of:=123*1.25" office:value-type="float" office:value="153.75" calcext:value-type="float">
            <text:p>153,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rduino Micro</text:p>
          </table:table-cell>
          <table:table-cell/>
          <table:table-cell table:formula="of:=54*2*1.25" office:value-type="float" office:value="135" calcext:value-type="float">
            <text:p>1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torer</text:p>
          </table:table-cell>
          <table:table-cell/>
          <table:table-cell table:formula="of:=150/2" office:value-type="float" office:value="75" calcext:value-type="float">
            <text:p>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st</text:p>
          </table:table-cell>
          <table:table-cell/>
          <table:table-cell table:formula="of:=2*200/4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kjermer</text:p>
          </table:table-cell>
          <table:table-cell/>
          <table:table-cell table:formula="of:=360/4*1.25" office:value-type="float" office:value="112.5" calcext:value-type="float">
            <text:p>112,5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4"/>
          <table:table-cell table:formula="of:=SUM([.E2:.E9])" office:value-type="float" office:value="746.25" calcext:value-type="float">
            <text:p>746,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b" fo:country="NO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3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9T21:50:29.074000000</meta:creation-date>
    <dc:date>2021-12-13T09:08:29.703000000</dc:date>
    <meta:editing-duration>P13DT10H36M37S</meta:editing-duration>
    <meta:editing-cycles>1</meta:editing-cycles>
    <meta:document-statistic meta:table-count="2" meta:cell-count="40" meta:object-count="0"/>
    <meta:generator>LibreOffice/5.4.0.3$Windows_X86_64 LibreOffice_project/7556cbc6811c9d992f4064ab9287069087d7f62c</meta:generator>
  </office:meta>
</office:document-meta>
</file>